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AC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llection of elemets</text:p>
              </text:list-item>
              <text:list-item>
                <text:p>LIFO</text:p>
              </text:list-item>
              <text:list-item>
                <text:p>Top end</text:p>
              </text:list-item>
              <text:list-item>
                <text:p>Push,Pop,isEmpty,Peep(Peek),isFul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DT-Stack<text:line-break/>Specifications for a Sta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id CreateStack(Stack *s);</text:p>
              </text:list-item>
              <text:list-item>
                <text:p>Precondition:None</text:p>
              </text:list-item>
              <text:list-item>
                <text:p>Postcondition:The stack has been created and is initialized to be empty</text:p>
              </text:list-item>
              <text:list-item>
                <text:p/>
              </text:list-item>
              <text:list-item>
                <text:p>Void StackEmpty(Stack *s);</text:p>
              </text:list-item>
              <text:list-item>
                <text:p>Precondition:Stack exists and it has been initiaized</text:p>
              </text:list-item>
              <text:list-item>
                <text:p>Postcondition:Return true if the stack is empty,False otherw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oid StackFull(Stack *s);</text:p>
              </text:list-item>
              <text:list-item>
                <text:p>Precondition:Stack exists and it has been initiaized</text:p>
              </text:list-item>
              <text:list-item>
                <text:p>Postcondition:Return true if the stack is full,False otherwise</text:p>
              </text:list-item>
              <text:list-item>
                <text:p/>
              </text:list-item>
              <text:list-item>
                <text:p>Void push(StackEntry item,Stack *s);</text:p>
              </text:list-item>
              <text:list-item>
                <text:p>Precondition:Stack exists and it is not full</text:p>
              </text:list-item>
              <text:list-item>
                <text:p>Postcondition:Arg item has been stored at the top of the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Void pop(StackEntry *item,Stack *s);</text:p>
              </text:list-item>
              <text:list-item>
                <text:p>Precondition:Stack exists and it is not empty</text:p>
              </text:list-item>
              <text:list-item>
                <text:p>Postcondition:Arg item has been removed and returned in *item</text:p>
              </text:list-item>
              <text:list-item>
                <text:p/>
              </text:list-item>
              <text:list-item>
                <text:p>Void clearSrack(Stack *s);</text:p>
              </text:list-item>
              <text:list-item>
                <text:p>Precondition:Stack exists and it has been initiaized</text:p>
              </text:list-item>
              <text:list-item>
                <text:p>Postcondition:All entries in the stack have been deleted; stack is emp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 stackSize(stack *s);</text:p>
              </text:list-item>
              <text:list-item>
                <text:p>Precondition:Stack exists and it has been initiaized</text:p>
              </text:list-item>
              <text:list-item>
                <text:p>Postondition:The function returns the number of entries in the stack</text:p>
              </text:list-item>
              <text:list-item>
                <text:p/>
              </text:list-item>
              <text:list-item>
                <text:p>Void stackTop(StackEntry *item,Stack *s);</text:p>
              </text:list-item>
              <text:list-item>
                <text:p>Precondition:stack exists and it is not empty</text:p>
              </text:list-item>
              <text:list-item>
                <text:p>Postondition:The item at the top of the stack in * item without altering the stack cont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oid traverseStack(Stack <text:span text:style-name="T1">s,void (*</text:span><text:span text:style-name="T2">visit());</text:span></text:p>
              </text:list-item>
              <text:list-item>
                <text:p><text:span text:style-name="T2">Precondition:Stack exists and it has been initiaized</text:span></text:p>
              </text:list-item>
              <text:list-item>
                <text:p><text:span text:style-name="T2">Postondition:The function that visit points to, has been </text:span><text:span text:style-name="T2">invoked for each entry in the stack,beginning with <text:s/>the </text:span><text:span text:style-name="T2">entry at the top and proceeding toward the bottom of the </text:span><text:span text:style-name="T2">st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08:01.866777182</meta:creation-date>
    <dc:date>2018-08-28T15:26:47.438705241</dc:date>
    <meta:editing-duration>PT5M54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